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4829886114589" calcext:value-type="float">
            <text:p>34.4829886114589</text:p>
          </table:table-cell>
          <table:table-cell table:formula="of:=AVERAGEIFS([.$AB$3:.$AB$379];[.$AC$3:.$AC$379];[.AF4])" office:value-type="float" office:value="46.0545599432766" calcext:value-type="float">
            <text:p>46.0545599432766</text:p>
          </table:table-cell>
          <table:table-cell table:formula="of:=AVERAGEIFS([.$AB$3:.$AB$379];[.$AC$3:.$AC$379];[.AG4])" office:value-type="float" office:value="60.9206251934156" calcext:value-type="float">
            <text:p>60.9206251934156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.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176.25" calcext:value-type="float">
            <text:p>176.25</text:p>
          </table:table-cell>
          <table:table-cell table:formula="of:=((([.$F213]+8)*2)^2)/([.$F21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23:52:48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2-07-01T23:53:12.114000000</dc:date>
    <meta:editing-duration>PT23H25M11S</meta:editing-duration>
    <meta:editing-cycles>372</meta:editing-cycles>
    <meta:generator>LibreOffice/7.1.5.2$Windows_X86_64 LibreOffice_project/85f04e9f809797b8199d13c421bd8a2b025d52b5</meta:generator>
    <meta:document-statistic meta:table-count="1" meta:cell-count="7362" meta:object-count="0"/>
  </office:meta>
</office:document-meta>
</file>